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00.49pt" svg:x="809.57pt" svg:y="1.3pt">
            <draw:object draw:notify-on-update-of-ranges="Sheet1.B7:Sheet1.G7 Sheet1.A13:Sheet1.A13 Sheet1.B13:Sheet1.G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00.49pt" svg:x="808.58pt" svg:y="246.22pt">
            <draw:object draw:notify-on-update-of-ranges="Sheet1.B7:Sheet1.G7 Sheet1.A13:Sheet1.A13 Sheet1.B31:Sheet1.G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00.49pt" svg:x="806.2pt" svg:y="503.72pt">
            <draw:object draw:notify-on-update-of-ranges="Sheet1.B7:Sheet1.G7 Sheet1.A13:Sheet1.A13 Sheet1.B49:Sheet1.G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00.49pt" svg:x="808.58pt" svg:y="736.38pt">
            <draw:object draw:notify-on-update-of-ranges="Sheet1.B7:Sheet1.G7 Sheet1.A13:Sheet1.A13 Sheet1.B67:Sheet1.G6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00.49pt" svg:x="811.73pt" svg:y="966.78pt">
            <draw:object draw:notify-on-update-of-ranges="Sheet1.B7:Sheet1.G7 Sheet1.A13:Sheet1.A13 Sheet1.B85:Sheet1.G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00.49pt" svg:x="809.35pt" svg:y="1194.94pt">
            <draw:object draw:notify-on-update-of-ranges="Sheet1.B7:Sheet1.G7 Sheet1.A13:Sheet1.A13 Sheet1.B103:Sheet1.G10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00.49pt" svg:x="817.26pt" svg:y="1454.68pt">
            <draw:object draw:notify-on-update-of-ranges="Sheet1.B7:Sheet1.G7 Sheet1.A13:Sheet1.A13 Sheet1.B122:Sheet1.G1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00.49pt" svg:x="812.52pt" svg:y="1700.19pt">
            <draw:object draw:notify-on-update-of-ranges="Sheet1.B7:Sheet1.G7 Sheet1.A13:Sheet1.A13 Sheet1.B142:Sheet1.G1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00.49pt" svg:x="812.52pt" svg:y="1935.84pt">
            <draw:object draw:notify-on-update-of-ranges="Sheet1.B7:Sheet1.G7 Sheet1.A13:Sheet1.A13 Sheet1.B160:Sheet1.G16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00.49pt" svg:x="813.34pt" svg:y="2212.19pt">
            <draw:object draw:notify-on-update-of-ranges="Sheet1.B7:Sheet1.G7 Sheet1.A13:Sheet1.A13 Sheet1.B183:Sheet1.G18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00.49pt" svg:x="814.9pt" svg:y="2462.91pt">
            <draw:object draw:notify-on-update-of-ranges="Sheet1.B7:Sheet1.G7 Sheet1.A13:Sheet1.A13 Sheet1.B200:Sheet1.G20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Experiment REGRESSION for ECG200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best option:</text:p>
          </table:table-cell>
          <table:table-cell office:value-type="string" calcext:value-type="string">
            <text:p>parts: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ECG200 with param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s: 1</text:p>
          </table:table-cell>
          <table:table-cell office:value-type="string" calcext:value-type="string">
            <text:p>parts: 3</text:p>
          </table:table-cell>
          <table:table-cell office:value-type="string" calcext:value-type="string">
            <text:p>parts: 5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parts: 20</text:p>
          </table:table-cell>
          <table:table-cell office:value-type="string" calcext:value-type="string">
            <text:p>parts: 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31201" calcext:value-type="float">
            <text:p>0.531201</text:p>
          </table:table-cell>
          <table:table-cell office:value-type="float" office:value="0.747409" calcext:value-type="float">
            <text:p>0.747409</text:p>
          </table:table-cell>
          <table:table-cell office:value-type="float" office:value="0.837146" calcext:value-type="float">
            <text:p>0.837146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53262" calcext:value-type="float">
            <text:p>0.853262</text:p>
          </table:table-cell>
          <table:table-cell office:value-type="float" office:value="0.792374" calcext:value-type="float">
            <text:p>0.79237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335" calcext:value-type="float">
            <text:p>0.335</text:p>
          </table:table-cell>
          <table:table-cell office:value-type="float" office:value="0.698721" calcext:value-type="float">
            <text:p>0.698721</text:p>
          </table:table-cell>
          <table:table-cell office:value-type="float" office:value="0.799214" calcext:value-type="float">
            <text:p>0.799214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15017" calcext:value-type="float">
            <text:p>0.815017</text:p>
          </table:table-cell>
          <table:table-cell office:value-type="float" office:value="0.755954" calcext:value-type="float">
            <text:p>0.75595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7199" calcext:value-type="float">
            <text:p>0.47199</text:p>
          </table:table-cell>
          <table:table-cell office:value-type="float" office:value="0.721469" calcext:value-type="float">
            <text:p>0.721469</text:p>
          </table:table-cell>
          <table:table-cell office:value-type="float" office:value="0.817653" calcext:value-type="float">
            <text:p>0.817653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33949" calcext:value-type="float">
            <text:p>0.833949</text:p>
          </table:table-cell>
          <table:table-cell office:value-type="float" office:value="0.7727" calcext:value-type="float">
            <text:p>0.772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58S</text:p>
          </table:table-cell>
          <table:table-cell table:formula="of:=MAX([.B9:.B14])" office:value-type="float" office:value="0.665" calcext:value-type="float">
            <text:p>0.665</text:p>
          </table:table-cell>
          <table:table-cell table:formula="of:=MAX([.C9:.C14])" office:value-type="float" office:value="0.747409" calcext:value-type="float">
            <text:p>0.747409</text:p>
          </table:table-cell>
          <table:table-cell table:formula="of:=MAX([.D9:.D14])" office:value-type="float" office:value="0.837146" calcext:value-type="float">
            <text:p>0.837146</text:p>
          </table:table-cell>
          <table:table-cell table:formula="of:=MAX([.E9:.E14])" office:value-type="float" office:value="0.832295" calcext:value-type="float">
            <text:p>0.832295</text:p>
          </table:table-cell>
          <table:table-cell table:formula="of:=MAX([.F9:.F14])" office:value-type="float" office:value="0.853333" calcext:value-type="float">
            <text:p>0.853333</text:p>
          </table:table-cell>
          <table:table-cell table:formula="of:=MAX([.G9:.G14])" office:value-type="float" office:value="0.792374" calcext:value-type="float">
            <text:p>0.792374</text:p>
          </table:table-cell>
        </table:table-row>
        <table:table-row table:style-name="ro1">
          <table:table-cell/>
          <table:table-cell table:formula="of:=LOOKUP(MAX([.B16:.G16]);[.B16:.G16];[.$B$7:.$G$7])" office:value-type="string" office:string-value="parts: 20" calcext:value-type="string">
            <text:p>parts: 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ECGFIVEDAY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ECGFIVEDAY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03059" calcext:value-type="float">
            <text:p>0.503059</text:p>
          </table:table-cell>
          <table:table-cell office:value-type="float" office:value="0.943494" calcext:value-type="float">
            <text:p>0.943494</text:p>
          </table:table-cell>
          <table:table-cell office:value-type="float" office:value="0.95858" calcext:value-type="float">
            <text:p>0.95858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953626" calcext:value-type="float">
            <text:p>0.953626</text:p>
          </table:table-cell>
          <table:table-cell office:value-type="float" office:value="0.930344" calcext:value-type="float">
            <text:p>0.9303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3017" calcext:value-type="float">
            <text:p>0.50301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58522" calcext:value-type="float">
            <text:p>0.9585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727S</text:p>
          </table:table-cell>
          <table:table-cell table:formula="of:=MAX([.B27:.B32])" office:value-type="float" office:value="0.503059" calcext:value-type="float">
            <text:p>0.503059</text:p>
          </table:table-cell>
          <table:table-cell table:formula="of:=MAX([.C27:.C32])" office:value-type="float" office:value="0.943494" calcext:value-type="float">
            <text:p>0.943494</text:p>
          </table:table-cell>
          <table:table-cell table:formula="of:=MAX([.D27:.D32])" office:value-type="float" office:value="0.95858" calcext:value-type="float">
            <text:p>0.95858</text:p>
          </table:table-cell>
          <table:table-cell table:formula="of:=MAX([.E27:.E32])" office:value-type="float" office:value="0.947991" calcext:value-type="float">
            <text:p>0.947991</text:p>
          </table:table-cell>
          <table:table-cell table:formula="of:=MAX([.F27:.F32])" office:value-type="float" office:value="0.953626" calcext:value-type="float">
            <text:p>0.953626</text:p>
          </table:table-cell>
          <table:table-cell table:formula="of:=MAX([.G27:.G32])" office:value-type="float" office:value="0.930344" calcext:value-type="float">
            <text:p>0.930344</text:p>
          </table:table-cell>
        </table:table-row>
        <table:table-row table:style-name="ro1">
          <table:table-cell/>
          <table:table-cell table:formula="of:=LOOKUP(MAX([.B34:.G34]);[.B34:.G34];[.$B$7:.$G$7])" office:value-type="string" office:string-value="parts: 5" calcext:value-type="string">
            <text:p>parts: 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TWOLEADECG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TWOLEADECG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55527" calcext:value-type="float">
            <text:p>0.655527</text:p>
          </table:table-cell>
          <table:table-cell office:value-type="float" office:value="0.86737" calcext:value-type="float">
            <text:p>0.86737</text:p>
          </table:table-cell>
          <table:table-cell office:value-type="float" office:value="0.897882" calcext:value-type="float">
            <text:p>0.897882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945548" calcext:value-type="float">
            <text:p>0.945548</text:p>
          </table:table-cell>
          <table:table-cell office:value-type="float" office:value="0.941779" calcext:value-type="float">
            <text:p>0.94177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36833" calcext:value-type="float">
            <text:p>0.636833</text:p>
          </table:table-cell>
          <table:table-cell office:value-type="float" office:value="0.867183" calcext:value-type="float">
            <text:p>0.867183</text:p>
          </table:table-cell>
          <table:table-cell office:value-type="float" office:value="0.897877" calcext:value-type="float">
            <text:p>0.897877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945496" calcext:value-type="float">
            <text:p>0.945496</text:p>
          </table:table-cell>
          <table:table-cell office:value-type="float" office:value="0.941767" calcext:value-type="float">
            <text:p>0.94176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571S</text:p>
          </table:table-cell>
          <table:table-cell table:formula="of:=MAX([.B45:.B50])" office:value-type="float" office:value="0.655527" calcext:value-type="float">
            <text:p>0.655527</text:p>
          </table:table-cell>
          <table:table-cell table:formula="of:=MAX([.C45:.C50])" office:value-type="float" office:value="0.86737" calcext:value-type="float">
            <text:p>0.86737</text:p>
          </table:table-cell>
          <table:table-cell table:formula="of:=MAX([.D45:.D50])" office:value-type="float" office:value="0.897882" calcext:value-type="float">
            <text:p>0.897882</text:p>
          </table:table-cell>
          <table:table-cell table:formula="of:=MAX([.E45:.E50])" office:value-type="float" office:value="0.965893" calcext:value-type="float">
            <text:p>0.965893</text:p>
          </table:table-cell>
          <table:table-cell table:formula="of:=MAX([.F45:.F50])" office:value-type="float" office:value="0.945548" calcext:value-type="float">
            <text:p>0.945548</text:p>
          </table:table-cell>
          <table:table-cell table:formula="of:=MAX([.G45:.G50])" office:value-type="float" office:value="0.941779" calcext:value-type="float">
            <text:p>0.941779</text:p>
          </table:table-cell>
        </table:table-row>
        <table:table-row table:style-name="ro1">
          <table:table-cell/>
          <table:table-cell table:formula="of:=LOOKUP(MAX([.B52:.G52]);[.B52:.G52];[.$B$7:.$G$7])" office:value-type="string" office:string-value="parts: 10" calcext:value-type="string">
            <text:p>parts: 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YOGA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6315" calcext:value-type="float">
            <text:p>0.596315</text:p>
          </table:table-cell>
          <table:table-cell office:value-type="float" office:value="0.793956" calcext:value-type="float">
            <text:p>0.793956</text:p>
          </table:table-cell>
          <table:table-cell office:value-type="float" office:value="0.835997" calcext:value-type="float">
            <text:p>0.835997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876295" calcext:value-type="float">
            <text:p>0.876295</text:p>
          </table:table-cell>
          <table:table-cell office:value-type="float" office:value="0.865527" calcext:value-type="float">
            <text:p>0.86552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77318" calcext:value-type="float">
            <text:p>0.577318</text:p>
          </table:table-cell>
          <table:table-cell office:value-type="float" office:value="0.790181" calcext:value-type="float">
            <text:p>0.790181</text:p>
          </table:table-cell>
          <table:table-cell office:value-type="float" office:value="0.83132" calcext:value-type="float">
            <text:p>0.83132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873278" calcext:value-type="float">
            <text:p>0.873278</text:p>
          </table:table-cell>
          <table:table-cell office:value-type="float" office:value="0.863461" calcext:value-type="float">
            <text:p>0.86346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8721" calcext:value-type="float">
            <text:p>0.58721</text:p>
          </table:table-cell>
          <table:table-cell office:value-type="float" office:value="0.792108" calcext:value-type="float">
            <text:p>0.792108</text:p>
          </table:table-cell>
          <table:table-cell office:value-type="float" office:value="0.833637" calcext:value-type="float">
            <text:p>0.833637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874769" calcext:value-type="float">
            <text:p>0.874769</text:p>
          </table:table-cell>
          <table:table-cell office:value-type="float" office:value="0.864508" calcext:value-type="float">
            <text:p>0.8645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97273" calcext:value-type="float">
            <text:p>0.597273</text:p>
          </table:table-cell>
          <table:table-cell office:value-type="float" office:value="0.79404" calcext:value-type="float">
            <text:p>0.79404</text:p>
          </table:table-cell>
          <table:table-cell office:value-type="float" office:value="0.83596" calcext:value-type="float">
            <text:p>0.8359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876263" calcext:value-type="float">
            <text:p>0.876263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4.626S</text:p>
          </table:table-cell>
          <table:table-cell table:formula="of:=MAX([.B63:.B68])" office:value-type="float" office:value="0.597273" calcext:value-type="float">
            <text:p>0.597273</text:p>
          </table:table-cell>
          <table:table-cell table:formula="of:=MAX([.C63:.C68])" office:value-type="float" office:value="0.79404" calcext:value-type="float">
            <text:p>0.79404</text:p>
          </table:table-cell>
          <table:table-cell table:formula="of:=MAX([.D63:.D68])" office:value-type="float" office:value="0.835997" calcext:value-type="float">
            <text:p>0.835997</text:p>
          </table:table-cell>
          <table:table-cell table:formula="of:=MAX([.E63:.E68])" office:value-type="float" office:value="0.866465" calcext:value-type="float">
            <text:p>0.866465</text:p>
          </table:table-cell>
          <table:table-cell table:formula="of:=MAX([.F63:.F68])" office:value-type="float" office:value="0.876295" calcext:value-type="float">
            <text:p>0.876295</text:p>
          </table:table-cell>
          <table:table-cell table:formula="of:=MAX([.G63:.G68])" office:value-type="float" office:value="0.865556" calcext:value-type="float">
            <text:p>0.865556</text:p>
          </table:table-cell>
        </table:table-row>
        <table:table-row table:style-name="ro1">
          <table:table-cell/>
          <table:table-cell table:formula="of:=LOOKUP(MAX([.B70:.G70]);[.B70:.G70];[.$B$7:.$G$7])" office:value-type="string" office:string-value="parts: 20" calcext:value-type="string">
            <text:p>parts: 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MOTESTRAI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MOTESTRAI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78582" calcext:value-type="float">
            <text:p>0.778582</text:p>
          </table:table-cell>
          <table:table-cell office:value-type="float" office:value="0.864434" calcext:value-type="float">
            <text:p>0.864434</text:p>
          </table:table-cell>
          <table:table-cell office:value-type="float" office:value="0.871792" calcext:value-type="float">
            <text:p>0.87179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914204" calcext:value-type="float">
            <text:p>0.914204</text:p>
          </table:table-cell>
          <table:table-cell office:value-type="float" office:value="0.912753" calcext:value-type="float">
            <text:p>0.91275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34076" calcext:value-type="float">
            <text:p>0.734076</text:p>
          </table:table-cell>
          <table:table-cell office:value-type="float" office:value="0.859954" calcext:value-type="float">
            <text:p>0.859954</text:p>
          </table:table-cell>
          <table:table-cell office:value-type="float" office:value="0.872354" calcext:value-type="float">
            <text:p>0.872354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914401" calcext:value-type="float">
            <text:p>0.914401</text:p>
          </table:table-cell>
          <table:table-cell office:value-type="float" office:value="0.911653" calcext:value-type="float">
            <text:p>0.91165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48705" calcext:value-type="float">
            <text:p>0.748705</text:p>
          </table:table-cell>
          <table:table-cell office:value-type="float" office:value="0.862101" calcext:value-type="float">
            <text:p>0.862101</text:p>
          </table:table-cell>
          <table:table-cell office:value-type="float" office:value="0.871842" calcext:value-type="float">
            <text:p>0.871842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0.912194" calcext:value-type="float">
            <text:p>0.91219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63627" calcext:value-type="float">
            <text:p>0.763627</text:p>
          </table:table-cell>
          <table:table-cell office:value-type="float" office:value="0.864256" calcext:value-type="float">
            <text:p>0.864256</text:p>
          </table:table-cell>
          <table:table-cell office:value-type="float" office:value="0.871331" calcext:value-type="float">
            <text:p>0.871331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12736" calcext:value-type="float">
            <text:p>0.91273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24S</text:p>
          </table:table-cell>
          <table:table-cell table:formula="of:=MAX([.B81:.B86])" office:value-type="float" office:value="0.778582" calcext:value-type="float">
            <text:p>0.778582</text:p>
          </table:table-cell>
          <table:table-cell table:formula="of:=MAX([.C81:.C86])" office:value-type="float" office:value="0.864434" calcext:value-type="float">
            <text:p>0.864434</text:p>
          </table:table-cell>
          <table:table-cell table:formula="of:=MAX([.D81:.D86])" office:value-type="float" office:value="0.872354" calcext:value-type="float">
            <text:p>0.872354</text:p>
          </table:table-cell>
          <table:table-cell table:formula="of:=MAX([.E81:.E86])" office:value-type="float" office:value="0.909097" calcext:value-type="float">
            <text:p>0.909097</text:p>
          </table:table-cell>
          <table:table-cell table:formula="of:=MAX([.F81:.F86])" office:value-type="float" office:value="0.914401" calcext:value-type="float">
            <text:p>0.914401</text:p>
          </table:table-cell>
          <table:table-cell table:formula="of:=MAX([.G81:.G86])" office:value-type="float" office:value="0.912753" calcext:value-type="float">
            <text:p>0.912753</text:p>
          </table:table-cell>
        </table:table-row>
        <table:table-row table:style-name="ro1">
          <table:table-cell/>
          <table:table-cell table:formula="of:=LOOKUP(MAX([.B88:.G88]);[.B88:.G88];[.$B$7:.$G$7])" office:value-type="string" office:string-value="parts: 20" calcext:value-type="string">
            <text:p>parts: 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ITALYPOWERDEMAND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ITALYPOWERDEMAND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5149" calcext:value-type="float">
            <text:p>0.75149</text:p>
          </table:table-cell>
          <table:table-cell office:value-type="float" office:value="0.946814" calcext:value-type="float">
            <text:p>0.946814</text:p>
          </table:table-cell>
          <table:table-cell office:value-type="float" office:value="0.951379" calcext:value-type="float">
            <text:p>0.951379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39548" calcext:value-type="float">
            <text:p>0.839548</text:p>
          </table:table-cell>
          <table:table-cell office:value-type="float" office:value="0.334348" calcext:value-type="float">
            <text:p>0.33434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47883" calcext:value-type="float">
            <text:p>0.747883</text:p>
          </table:table-cell>
          <table:table-cell office:value-type="float" office:value="0.946759" calcext:value-type="float">
            <text:p>0.946759</text:p>
          </table:table-cell>
          <table:table-cell office:value-type="float" office:value="0.951318" calcext:value-type="float">
            <text:p>0.951318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39183" calcext:value-type="float">
            <text:p>0.839183</text:p>
          </table:table-cell>
          <table:table-cell office:value-type="float" office:value="0.499088" calcext:value-type="float">
            <text:p>0.4990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47725" calcext:value-type="float">
            <text:p>0.747725</text:p>
          </table:table-cell>
          <table:table-cell office:value-type="float" office:value="0.946768" calcext:value-type="float">
            <text:p>0.946768</text:p>
          </table:table-cell>
          <table:table-cell office:value-type="float" office:value="0.951328" calcext:value-type="float">
            <text:p>0.951328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39147" calcext:value-type="float">
            <text:p>0.839147</text:p>
          </table:table-cell>
          <table:table-cell office:value-type="float" office:value="0.499999" calcext:value-type="float">
            <text:p>0.4999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7567" calcext:value-type="float">
            <text:p>0.747567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51338" calcext:value-type="float">
            <text:p>0.951338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39112" calcext:value-type="float">
            <text:p>0.839112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137S</text:p>
          </table:table-cell>
          <table:table-cell table:formula="of:=MAX([.B99:.B104])" office:value-type="float" office:value="0.75149" calcext:value-type="float">
            <text:p>0.75149</text:p>
          </table:table-cell>
          <table:table-cell table:formula="of:=MAX([.C99:.C104])" office:value-type="float" office:value="0.946814" calcext:value-type="float">
            <text:p>0.946814</text:p>
          </table:table-cell>
          <table:table-cell table:formula="of:=MAX([.D99:.D104])" office:value-type="float" office:value="0.951379" calcext:value-type="float">
            <text:p>0.951379</text:p>
          </table:table-cell>
          <table:table-cell table:formula="of:=MAX([.E99:.E104])" office:value-type="float" office:value="0.956214" calcext:value-type="float">
            <text:p>0.956214</text:p>
          </table:table-cell>
          <table:table-cell table:formula="of:=MAX([.F99:.F104])" office:value-type="float" office:value="0.839548" calcext:value-type="float">
            <text:p>0.839548</text:p>
          </table:table-cell>
          <table:table-cell table:formula="of:=MAX([.G99:.G104])" office:value-type="float" office:value="0.500912" calcext:value-type="float">
            <text:p>0.500912</text:p>
          </table:table-cell>
        </table:table-row>
        <table:table-row table:style-name="ro1">
          <table:table-cell/>
          <table:table-cell table:formula="of:=LOOKUP(MAX([.B106:.G106]);[.B106:.G106];[.$B$7:.$G$7])" office:value-type="string" office:string-value="parts: 10" calcext:value-type="string">
            <text:p>parts: 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CHLORINECONCENTRATIO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CHLORINECONCENTRATIO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9765" calcext:value-type="float">
            <text:p>0.69765</text:p>
          </table:table-cell>
          <table:table-cell office:value-type="float" office:value="0.794392" calcext:value-type="float">
            <text:p>0.794392</text:p>
          </table:table-cell>
          <table:table-cell office:value-type="float" office:value="0.865955" calcext:value-type="float">
            <text:p>0.86595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919459" calcext:value-type="float">
            <text:p>0.919459</text:p>
          </table:table-cell>
          <table:table-cell office:value-type="float" office:value="0.942523" calcext:value-type="float">
            <text:p>0.9425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18129" calcext:value-type="float">
            <text:p>0.618129</text:p>
          </table:table-cell>
          <table:table-cell office:value-type="float" office:value="0.687782" calcext:value-type="float">
            <text:p>0.68778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87907" calcext:value-type="float">
            <text:p>0.87907</text:p>
          </table:table-cell>
          <table:table-cell office:value-type="float" office:value="0.913735" calcext:value-type="float">
            <text:p>0.9137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46475" calcext:value-type="float">
            <text:p>0.546475</text:p>
          </table:table-cell>
          <table:table-cell office:value-type="float" office:value="0.691587" calcext:value-type="float">
            <text:p>0.691587</text:p>
          </table:table-cell>
          <table:table-cell office:value-type="float" office:value="0.798932" calcext:value-type="float">
            <text:p>0.798932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879189" calcext:value-type="float">
            <text:p>0.879189</text:p>
          </table:table-cell>
          <table:table-cell office:value-type="float" office:value="0.913784" calcext:value-type="float">
            <text:p>0.91378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54S</text:p>
          </table:table-cell>
          <table:table-cell table:formula="of:=MAX([.B118:.B123])" office:value-type="float" office:value="0.69765" calcext:value-type="float">
            <text:p>0.69765</text:p>
          </table:table-cell>
          <table:table-cell table:formula="of:=MAX([.C118:.C123])" office:value-type="float" office:value="0.794392" calcext:value-type="float">
            <text:p>0.794392</text:p>
          </table:table-cell>
          <table:table-cell table:formula="of:=MAX([.D118:.D123])" office:value-type="float" office:value="0.865955" calcext:value-type="float">
            <text:p>0.865955</text:p>
          </table:table-cell>
          <table:table-cell table:formula="of:=MAX([.E118:.E123])" office:value-type="float" office:value="0.88004" calcext:value-type="float">
            <text:p>0.88004</text:p>
          </table:table-cell>
          <table:table-cell table:formula="of:=MAX([.F118:.F123])" office:value-type="float" office:value="0.919459" calcext:value-type="float">
            <text:p>0.919459</text:p>
          </table:table-cell>
          <table:table-cell table:formula="of:=MAX([.G118:.G123])" office:value-type="float" office:value="0.942523" calcext:value-type="float">
            <text:p>0.942523</text:p>
          </table:table-cell>
        </table:table-row>
        <table:table-row table:style-name="ro1">
          <table:table-cell/>
          <table:table-cell table:formula="of:=LOOKUP(MAX([.B125:.G125]);[.B125:.G125];[.$B$7:.$G$7])" office:value-type="string" office:string-value="parts: 48" calcext:value-type="string">
            <text:p>parts: 4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TWOPATTERN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TWOPATTERN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9133" calcext:value-type="float">
            <text:p>0.83913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878933" calcext:value-type="float">
            <text:p>0.8789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892333" calcext:value-type="float">
            <text:p>0.892333</text:p>
          </table:table-cell>
          <table:table-cell office:value-type="float" office:value="0.9067" calcext:value-type="float">
            <text:p>0.90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73766" calcext:value-type="float">
            <text:p>0.673766</text:p>
          </table:table-cell>
          <table:table-cell office:value-type="float" office:value="0.792022" calcext:value-type="float">
            <text:p>0.792022</text:p>
          </table:table-cell>
          <table:table-cell office:value-type="float" office:value="0.75796" calcext:value-type="float">
            <text:p>0.75796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784777" calcext:value-type="float">
            <text:p>0.784777</text:p>
          </table:table-cell>
          <table:table-cell office:value-type="float" office:value="0.813403" calcext:value-type="float">
            <text:p>0.8134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78267" calcext:value-type="float">
            <text:p>0.678267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757867" calcext:value-type="float">
            <text:p>0.7578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784667" calcext:value-type="float">
            <text:p>0.784667</text:p>
          </table:table-cell>
          <table:table-cell office:value-type="float" office:value="0.8134" calcext:value-type="float">
            <text:p>0.81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346S</text:p>
          </table:table-cell>
          <table:table-cell table:formula="of:=MAX([.B138:.B143])" office:value-type="float" office:value="0.839133" calcext:value-type="float">
            <text:p>0.839133</text:p>
          </table:table-cell>
          <table:table-cell table:formula="of:=MAX([.C138:.C143])" office:value-type="float" office:value="0.8959" calcext:value-type="float">
            <text:p>0.8959</text:p>
          </table:table-cell>
          <table:table-cell table:formula="of:=MAX([.D138:.D143])" office:value-type="float" office:value="0.878933" calcext:value-type="float">
            <text:p>0.878933</text:p>
          </table:table-cell>
          <table:table-cell table:formula="of:=MAX([.E138:.E143])" office:value-type="float" office:value="0.892267" calcext:value-type="float">
            <text:p>0.892267</text:p>
          </table:table-cell>
          <table:table-cell table:formula="of:=MAX([.F138:.F143])" office:value-type="float" office:value="0.892333" calcext:value-type="float">
            <text:p>0.892333</text:p>
          </table:table-cell>
          <table:table-cell table:formula="of:=MAX([.G138:.G143])" office:value-type="float" office:value="0.9067" calcext:value-type="float">
            <text:p>0.9067</text:p>
          </table:table-cell>
        </table:table-row>
        <table:table-row table:style-name="ro1">
          <table:table-cell/>
          <table:table-cell table:formula="of:=LOOKUP(MAX([.B145:.G145]);[.B145:.G145];[.$B$7:.$G$7])" office:value-type="string" office:string-value="parts: 48" calcext:value-type="string">
            <text:p>parts: 4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WAFER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WAFER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98763" calcext:value-type="float">
            <text:p>0.898763</text:p>
          </table:table-cell>
          <table:table-cell office:value-type="float" office:value="0.994836" calcext:value-type="float">
            <text:p>0.994836</text:p>
          </table:table-cell>
          <table:table-cell office:value-type="float" office:value="0.98991" calcext:value-type="float">
            <text:p>0.98991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994832" calcext:value-type="float">
            <text:p>0.994832</text:p>
          </table:table-cell>
          <table:table-cell office:value-type="float" office:value="0.990835" calcext:value-type="float">
            <text:p>0.9908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22475" calcext:value-type="float">
            <text:p>0.22475</text:p>
          </table:table-cell>
          <table:table-cell office:value-type="float" office:value="0.977804" calcext:value-type="float">
            <text:p>0.977804</text:p>
          </table:table-cell>
          <table:table-cell office:value-type="float" office:value="0.957177" calcext:value-type="float">
            <text:p>0.957177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976648" calcext:value-type="float">
            <text:p>0.976648</text:p>
          </table:table-cell>
          <table:table-cell office:value-type="float" office:value="0.960371" calcext:value-type="float">
            <text:p>0.96037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0736" calcext:value-type="float">
            <text:p>0.450736</text:p>
          </table:table-cell>
          <table:table-cell office:value-type="float" office:value="0.986283" calcext:value-type="float">
            <text:p>0.986283</text:p>
          </table:table-cell>
          <table:table-cell office:value-type="float" office:value="0.973402" calcext:value-type="float">
            <text:p>0.973402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985699" calcext:value-type="float">
            <text:p>0.985699</text:p>
          </table:table-cell>
          <table:table-cell office:value-type="float" office:value="0.975483" calcext:value-type="float">
            <text:p>0.9754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03964" calcext:value-type="float">
            <text:p>0.903964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89903" calcext:value-type="float">
            <text:p>0.989903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994835" calcext:value-type="float">
            <text:p>0.994835</text:p>
          </table:table-cell>
          <table:table-cell office:value-type="float" office:value="0.990834" calcext:value-type="float">
            <text:p>0.9908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596S</text:p>
          </table:table-cell>
          <table:table-cell table:formula="of:=MAX([.B156:.B161])" office:value-type="float" office:value="0.903964" calcext:value-type="float">
            <text:p>0.903964</text:p>
          </table:table-cell>
          <table:table-cell table:formula="of:=MAX([.C156:.C161])" office:value-type="float" office:value="0.994836" calcext:value-type="float">
            <text:p>0.994836</text:p>
          </table:table-cell>
          <table:table-cell table:formula="of:=MAX([.D156:.D161])" office:value-type="float" office:value="0.98991" calcext:value-type="float">
            <text:p>0.98991</text:p>
          </table:table-cell>
          <table:table-cell table:formula="of:=MAX([.E156:.E161])" office:value-type="float" office:value="0.99503" calcext:value-type="float">
            <text:p>0.99503</text:p>
          </table:table-cell>
          <table:table-cell table:formula="of:=MAX([.F156:.F161])" office:value-type="float" office:value="0.994835" calcext:value-type="float">
            <text:p>0.994835</text:p>
          </table:table-cell>
          <table:table-cell table:formula="of:=MAX([.G156:.G161])" office:value-type="float" office:value="0.990835" calcext:value-type="float">
            <text:p>0.990835</text:p>
          </table:table-cell>
        </table:table-row>
        <table:table-row table:style-name="ro1">
          <table:table-cell/>
          <table:table-cell table:formula="of:=LOOKUP(MAX([.B163:.G163]);[.B163:.G163];[.$B$7:.$G$7])" office:value-type="string" office:string-value="parts: 10" calcext:value-type="string">
            <text:p>parts: 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INLINESKATE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INLINESKATE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72308" calcext:value-type="float">
            <text:p>0.772308</text:p>
          </table:table-cell>
          <table:table-cell office:value-type="float" office:value="0.810403" calcext:value-type="float">
            <text:p>0.810403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822418" calcext:value-type="float">
            <text:p>0.822418</text:p>
          </table:table-cell>
          <table:table-cell office:value-type="float" office:value="0.823297" calcext:value-type="float">
            <text:p>0.82329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337151" calcext:value-type="float">
            <text:p>0.337151</text:p>
          </table:table-cell>
          <table:table-cell office:value-type="float" office:value="0.355398" calcext:value-type="float">
            <text:p>0.355398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381087" calcext:value-type="float">
            <text:p>0.381087</text:p>
          </table:table-cell>
          <table:table-cell office:value-type="float" office:value="0.383596" calcext:value-type="float">
            <text:p>0.3835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33641" calcext:value-type="float">
            <text:p>0.33641</text:p>
          </table:table-cell>
          <table:table-cell office:value-type="float" office:value="0.353846" calcext:value-type="float">
            <text:p>0.353846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378462" calcext:value-type="float">
            <text:p>0.378462</text:p>
          </table:table-cell>
          <table:table-cell office:value-type="float" office:value="0.381538" calcext:value-type="float">
            <text:p>0.38153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981S</text:p>
          </table:table-cell>
          <table:table-cell table:formula="of:=MAX([.B179:.B184])" office:value-type="float" office:value="0.772308" calcext:value-type="float">
            <text:p>0.772308</text:p>
          </table:table-cell>
          <table:table-cell table:formula="of:=MAX([.C179:.C184])" office:value-type="float" office:value="0.810403" calcext:value-type="float">
            <text:p>0.810403</text:p>
          </table:table-cell>
          <table:table-cell table:formula="of:=MAX([.D179:.D184])" office:value-type="float" office:value="0.815385" calcext:value-type="float">
            <text:p>0.815385</text:p>
          </table:table-cell>
          <table:table-cell table:formula="of:=MAX([.E179:.E184])" office:value-type="float" office:value="0.828425" calcext:value-type="float">
            <text:p>0.828425</text:p>
          </table:table-cell>
          <table:table-cell table:formula="of:=MAX([.F179:.F184])" office:value-type="float" office:value="0.822418" calcext:value-type="float">
            <text:p>0.822418</text:p>
          </table:table-cell>
          <table:table-cell table:formula="of:=MAX([.G179:.G184])" office:value-type="float" office:value="0.823297" calcext:value-type="float">
            <text:p>0.823297</text:p>
          </table:table-cell>
        </table:table-row>
        <table:table-row table:style-name="ro1">
          <table:table-cell/>
          <table:table-cell table:formula="of:=LOOKUP(MAX([.B186:.G186]);[.B186:.G186];[.$B$7:.$G$7])" office:value-type="string" office:string-value="parts: 10" calcext:value-type="string">
            <text:p>parts: 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REGRESSION for PATIENT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RESSION for PATIENT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s: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34327" calcext:value-type="float">
            <text:p>0.434327</text:p>
          </table:table-cell>
          <table:table-cell office:value-type="float" office:value="0.523415" calcext:value-type="float">
            <text:p>0.523415</text:p>
          </table:table-cell>
          <table:table-cell office:value-type="float" office:value="0.467836" calcext:value-type="float">
            <text:p>0.46783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08121" calcext:value-type="float">
            <text:p>0.508121</text:p>
          </table:table-cell>
          <table:table-cell office:value-type="float" office:value="0.500903" calcext:value-type="float">
            <text:p>0.5009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39083" calcext:value-type="float">
            <text:p>0.439083</text:p>
          </table:table-cell>
          <table:table-cell office:value-type="float" office:value="0.439644" calcext:value-type="float">
            <text:p>0.439644</text:p>
          </table:table-cell>
          <table:table-cell office:value-type="float" office:value="0.438511" calcext:value-type="float">
            <text:p>0.4385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481568" calcext:value-type="float">
            <text:p>0.481568</text:p>
          </table:table-cell>
          <table:table-cell office:value-type="float" office:value="0.481842" calcext:value-type="float">
            <text:p>0.48184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9086" calcext:value-type="float">
            <text:p>0.49086</text:p>
          </table:table-cell>
          <table:table-cell office:value-type="float" office:value="0.489928" calcext:value-type="float">
            <text:p>0.489928</text:p>
          </table:table-cell>
          <table:table-cell office:value-type="float" office:value="0.485345" calcext:value-type="float">
            <text:p>0.485345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496235" calcext:value-type="float">
            <text:p>0.496235</text:p>
          </table:table-cell>
          <table:table-cell office:value-type="float" office:value="0.492205" calcext:value-type="float">
            <text:p>0.49220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537356" calcext:value-type="float">
            <text:p>0.53735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1.451S</text:p>
          </table:table-cell>
          <table:table-cell table:formula="of:=MAX([.B196:.B201])" office:value-type="float" office:value="0.548851" calcext:value-type="float">
            <text:p>0.548851</text:p>
          </table:table-cell>
          <table:table-cell table:formula="of:=MAX([.C196:.C201])" office:value-type="float" office:value="0.545977" calcext:value-type="float">
            <text:p>0.545977</text:p>
          </table:table-cell>
          <table:table-cell table:formula="of:=MAX([.D196:.D201])" office:value-type="float" office:value="0.537356" calcext:value-type="float">
            <text:p>0.537356</text:p>
          </table:table-cell>
          <table:table-cell table:formula="of:=MAX([.E196:.E201])" office:value-type="float" office:value="0.494797" calcext:value-type="float">
            <text:p>0.494797</text:p>
          </table:table-cell>
          <table:table-cell table:formula="of:=MAX([.F196:.F201])" office:value-type="float" office:value="0.511494" calcext:value-type="float">
            <text:p>0.511494</text:p>
          </table:table-cell>
          <table:table-cell table:formula="of:=MAX([.G196:.G201])" office:value-type="float" office:value="0.502874" calcext:value-type="float">
            <text:p>0.502874</text:p>
          </table:table-cell>
        </table:table-row>
        <table:table-row table:style-name="ro1">
          <table:table-cell/>
          <table:table-cell table:formula="of:=LOOKUP(MAX([.B203:.G203]);[.B203:.G203];[.$B$7:.$G$7])" office:value-type="string" office:string-value="parts: 1" calcext:value-type="string">
            <text:p>parts: 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22:28:27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3:16:45.671000000</meta:creation-date>
    <dc:date>2015-10-03T22:35:51.783000000</dc:date>
    <meta:editing-duration>PT15H17M26S</meta:editing-duration>
    <meta:editing-cycles>7</meta:editing-cycles>
    <meta:generator>LibreOffice/4.4.1.2$Windows_x86 LibreOffice_project/45e2de17089c24a1fa810c8f975a7171ba4cd432</meta:generator>
    <meta:document-statistic meta:table-count="1" meta:cell-count="65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781cm" svg:y="0.277cm" chart:style-name="ch2">
          <text:p>Regression GMEAN for ECG200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G13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:Sheet1.G13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47199">
                <text:p>0.47199</text:p>
                <draw:g>
                  <svg:desc>Sheet1.B13:Sheet1.G13</svg:desc>
                </draw:g>
              </table:table-cell>
              <table:table-cell office:value-type="float" office:value="0.721469">
                <text:p>0.721469</text:p>
              </table:table-cell>
              <table:table-cell office:value-type="float" office:value="0.817653">
                <text:p>0.817653</text:p>
              </table:table-cell>
              <table:table-cell office:value-type="float" office:value="0.807543">
                <text:p>0.807543</text:p>
              </table:table-cell>
              <table:table-cell office:value-type="float" office:value="0.833949">
                <text:p>0.833949</text:p>
              </table:table-cell>
              <table:table-cell office:value-type="float" office:value="0.7727">
                <text:p>0.7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213cm" svg:y="0.277cm" chart:style-name="ch2">
          <text:p>Regression GMEAN for INLINESKATE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83:Sheet1.G183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3:Sheet1.G183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3:Sheet1.G18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57cm" svg:y="0.277cm" chart:style-name="ch2">
          <text:p>Regression GMEAN for PATIENTS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200:Sheet1.G200" chart:data-source-has-labels="both" svg:x="0.32cm" svg:y="1.197cm" svg:width="13.176cm" svg:height="5.736cm">
          <chartooo:coordinate-region svg:x="1.418cm" svg:y="1.397cm" svg:width="12.078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0:Sheet1.G200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49086">
                <text:p>0.49086</text:p>
                <draw:g>
                  <svg:desc>Sheet1.B200:Sheet1.G200</svg:desc>
                </draw:g>
              </table:table-cell>
              <table:table-cell office:value-type="float" office:value="0.489928">
                <text:p>0.489928</text:p>
              </table:table-cell>
              <table:table-cell office:value-type="float" office:value="0.485345">
                <text:p>0.485345</text:p>
              </table:table-cell>
              <table:table-cell office:value-type="float" office:value="0.491162">
                <text:p>0.491162</text:p>
              </table:table-cell>
              <table:table-cell office:value-type="float" office:value="0.496235">
                <text:p>0.496235</text:p>
              </table:table-cell>
              <table:table-cell office:value-type="float" office:value="0.492205">
                <text:p>0.4922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054cm" svg:y="0.277cm" chart:style-name="ch2">
          <text:p>Regression GMEAN for ECGFIVEDAYS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31:Sheet1.G31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1:Sheet1.G31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503017">
                <text:p>0.503017</text:p>
                <draw:g>
                  <svg:desc>Sheet1.B31:Sheet1.G31</svg:desc>
                </draw:g>
              </table:table-cell>
              <table:table-cell office:value-type="float" office:value="0.943439">
                <text:p>0.943439</text:p>
              </table:table-cell>
              <table:table-cell office:value-type="float" office:value="0.958522">
                <text:p>0.958522</text:p>
              </table:table-cell>
              <table:table-cell office:value-type="float" office:value="0.947964">
                <text:p>0.947964</text:p>
              </table:table-cell>
              <table:table-cell office:value-type="float" office:value="0.95362">
                <text:p>0.95362</text:p>
              </table:table-cell>
              <table:table-cell office:value-type="float" office:value="0.930241">
                <text:p>0.930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067cm" svg:y="0.277cm" chart:style-name="ch2">
          <text:p>Regression GMEAN for TWOLEADECG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49:Sheet1.G49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9:Sheet1.G49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636833">
                <text:p>0.636833</text:p>
                <draw:g>
                  <svg:desc>Sheet1.B49:Sheet1.G49</svg:desc>
                </draw:g>
              </table:table-cell>
              <table:table-cell office:value-type="float" office:value="0.867183">
                <text:p>0.867183</text:p>
              </table:table-cell>
              <table:table-cell office:value-type="float" office:value="0.897877">
                <text:p>0.897877</text:p>
              </table:table-cell>
              <table:table-cell office:value-type="float" office:value="0.965863">
                <text:p>0.965863</text:p>
              </table:table-cell>
              <table:table-cell office:value-type="float" office:value="0.945496">
                <text:p>0.945496</text:p>
              </table:table-cell>
              <table:table-cell office:value-type="float" office:value="0.941767">
                <text:p>0.941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993cm" svg:y="0.277cm" chart:style-name="ch2">
          <text:p>Regression GMEAN for YOGA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67:Sheet1.G67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7:Sheet1.G67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58721">
                <text:p>0.58721</text:p>
                <draw:g>
                  <svg:desc>Sheet1.B67:Sheet1.G67</svg:desc>
                </draw:g>
              </table:table-cell>
              <table:table-cell office:value-type="float" office:value="0.792108">
                <text:p>0.792108</text:p>
              </table:table-cell>
              <table:table-cell office:value-type="float" office:value="0.833637">
                <text:p>0.833637</text:p>
              </table:table-cell>
              <table:table-cell office:value-type="float" office:value="0.865488">
                <text:p>0.865488</text:p>
              </table:table-cell>
              <table:table-cell office:value-type="float" office:value="0.874769">
                <text:p>0.874769</text:p>
              </table:table-cell>
              <table:table-cell office:value-type="float" office:value="0.864508">
                <text:p>0.8645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239cm" svg:y="0.277cm" chart:style-name="ch2">
          <text:p>Regression GMEAN for MOTESTRAIN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85:Sheet1.G85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5:Sheet1.G85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748705">
                <text:p>0.748705</text:p>
                <draw:g>
                  <svg:desc>Sheet1.B85:Sheet1.G85</svg:desc>
                </draw:g>
              </table:table-cell>
              <table:table-cell office:value-type="float" office:value="0.862101">
                <text:p>0.862101</text:p>
              </table:table-cell>
              <table:table-cell office:value-type="float" office:value="0.871842">
                <text:p>0.871842</text:p>
              </table:table-cell>
              <table:table-cell office:value-type="float" office:value="0.908951">
                <text:p>0.908951</text:p>
              </table:table-cell>
              <table:table-cell office:value-type="float" office:value="0.914223">
                <text:p>0.914223</text:p>
              </table:table-cell>
              <table:table-cell office:value-type="float" office:value="0.912194">
                <text:p>0.9121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3.26cm" svg:y="0.277cm" chart:style-name="ch2">
          <text:p>Regression GMEAN for ITALYPOWERDEMAND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03:Sheet1.G103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G103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747725">
                <text:p>0.747725</text:p>
                <draw:g>
                  <svg:desc>Sheet1.B103:Sheet1.G103</svg:desc>
                </draw:g>
              </table:table-cell>
              <table:table-cell office:value-type="float" office:value="0.946768">
                <text:p>0.946768</text:p>
              </table:table-cell>
              <table:table-cell office:value-type="float" office:value="0.951328">
                <text:p>0.951328</text:p>
              </table:table-cell>
              <table:table-cell office:value-type="float" office:value="0.956208">
                <text:p>0.956208</text:p>
              </table:table-cell>
              <table:table-cell office:value-type="float" office:value="0.839147">
                <text:p>0.839147</text:p>
              </table:table-cell>
              <table:table-cell office:value-type="float" office:value="0.499999">
                <text:p>0.4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2.704cm" svg:y="0.277cm" chart:style-name="ch2">
          <text:p>Regression GMEAN for CHLORINECONCENTRATION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22:Sheet1.G122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2:Sheet1.G122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22:Sheet1.G1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3.988cm" svg:y="0.277cm" chart:style-name="ch2">
          <text:p>Regression GMEAN for TWOPATTERNS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42:Sheet1.G142" chart:data-source-has-labels="both" svg:x="0.32cm" svg:y="1.197cm" svg:width="13.176cm" svg:height="5.736cm">
          <chartooo:coordinate-region svg:x="1.047cm" svg:y="1.396cm" svg:width="12.449cm" svg:height="4.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2:Sheet1.G142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42:Sheet1.G1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74cm" xlink:href=".." xlink:type="simple" chart:class="chart:bar" chart:style-name="ch1">
        <chart:title svg:x="4.808cm" svg:y="0.277cm" chart:style-name="ch2">
          <text:p>Regression GMEAN for WAFER</text:p>
        </chart:title>
        <chart:legend chart:legend-position="end" svg:x="13.816cm" svg:y="3.238cm" style:legend-expansion="high" chart:style-name="ch3"/>
        <chart:plot-area chart:style-name="ch4" table:cell-range-address="Sheet1.B7:Sheet1.G7 Sheet1.A13:Sheet1.A13 Sheet1.B160:Sheet1.G160" chart:data-source-has-labels="both" svg:x="0.32cm" svg:y="1.197cm" svg:width="13.176cm" svg:height="5.736cm">
          <chartooo:coordinate-region svg:x="1.047cm" svg:y="1.397cm" svg:width="12.449cm" svg:height="4.889cm"/>
          <chart:axis chart:dimension="x" chart:name="primary-x" chart:style-name="ch5" chartooo:axis-type="auto">
            <chartooo:date-scale/>
            <chart:categories table:cell-range-address="Sheet1.B7:Sheet1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0:Sheet1.G160" chart:label-cell-address="Sheet1.A13:Sheet1.A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: 1</text:p>
                <draw:g>
                  <svg:desc>Sheet1.B7:Sheet1.G7</svg:desc>
                </draw:g>
              </table:table-cell>
              <table:table-cell office:value-type="string">
                <text:p>parts: 3</text:p>
              </table:table-cell>
              <table:table-cell office:value-type="string">
                <text:p>parts: 5</text:p>
              </table:table-cell>
              <table:table-cell office:value-type="string">
                <text:p>parts: 10</text:p>
              </table:table-cell>
              <table:table-cell office:value-type="string">
                <text:p>parts: 20</text:p>
              </table:table-cell>
              <table:table-cell office:value-type="string">
                <text:p>parts: 48</text:p>
              </table:table-cell>
            </table:table-row>
          </table:table-header-rows>
          <table:table-rows>
            <table:table-row>
              <table:table-cell office:value-type="string">
                <text:p>G-Mean: </text:p>
                <draw:g>
                  <svg:desc>Sheet1.A13:Sheet1.A13</svg:desc>
                </draw:g>
              </table:table-cell>
              <table:table-cell office:value-type="float" office:value="0.450736">
                <text:p>0.450736</text:p>
                <draw:g>
                  <svg:desc>Sheet1.B160:Sheet1.G160</svg:desc>
                </draw:g>
              </table:table-cell>
              <table:table-cell office:value-type="float" office:value="0.986283">
                <text:p>0.986283</text:p>
              </table:table-cell>
              <table:table-cell office:value-type="float" office:value="0.973402">
                <text:p>0.973402</text:p>
              </table:table-cell>
              <table:table-cell office:value-type="float" office:value="0.987939">
                <text:p>0.987939</text:p>
              </table:table-cell>
              <table:table-cell office:value-type="float" office:value="0.985699">
                <text:p>0.985699</text:p>
              </table:table-cell>
              <table:table-cell office:value-type="float" office:value="0.975483">
                <text:p>0.9754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